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13713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background-color="#000000"/>
    </style:style>
    <style:style style:name="T2" style:family="text">
      <style:text-properties fo:color="#ffffff"/>
    </style:style>
    <style:style style:name="T3" style:family="text">
      <style:text-properties fo:background-color="#ff33ff"/>
    </style:style>
    <style:style style:name="T4" style:family="text">
      <style:text-properties fo:background-color="#ff9999"/>
    </style:style>
    <style:style style:name="T5" style:family="text">
      <style:text-properties fo:background-color="#ffff99"/>
    </style:style>
    <style:style style:name="T6" style:family="text">
      <style:text-properties fo:background-color="#66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0021 0121 0221 0321 0421 0521 0621 0721 0821 0921 0A21 0B21 0C21 0D21 0E21 0F21 2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1021 1121 1221 1321 1421 1521 1621 1721 1821 1921 1A21 1B21 1C21 1D21 1E21 1F21 3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2121 2221 2321 2421 2521 2621 2721 2821 2921 2A21 2B21 2C21 2D21 2E01 2F0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3121 3221 3321 3421 3521 3621 3721 3821 3921 3A21 3B21 3C21 3D21 3E01 3F0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4021 4121 4221 4321 4421 4521 4621 4721 4821 4921 4A21 4B21 4C21 4D21 4E21 4F21 6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5021 5121 5221 5321 5421 5521 5621 5721 5821 5921 5A21 5B21 5C21 5D21 5E21 5F21 7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6121 6221 6321 6421 6521 6621 6721 6821 6921 6A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7121 7221 7321 7421 7521 7621 7721 7821 7921 7A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/text:p>
          </table:table-cell>
        </table:table-row>
      </table:table>
      <text:p text:style-name="Standard"/>
      <text:p text:style-name="Standard">Lv<text:tab/>E</text:p>
      <text:p text:style-name="Standard">HP<text:tab/>/</text:p>
      <text:p text:style-name="Standard"/>
      <text:p text:style-name="Standard">Prendre<text:tab/>Donner</text:p>
      <text:p text:style-name="Standard">Jeter<text:tab/><text:tab/>????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19-11-05T16:35:11.85</dc:date>
    <dc:creator>Miacis Miacidae</dc:creator>
    <meta:editing-duration>PT6H55M37S</meta:editing-duration>
    <meta:editing-cycles>16</meta:editing-cycles>
    <meta:generator>OpenOffice/4.1.6$Win32 OpenOffice.org_project/416m1$Build-9790</meta:generator>
    <meta:document-statistic meta:table-count="1" meta:image-count="0" meta:object-count="0" meta:page-count="1" meta:paragraph-count="8" meta:word-count="1035" meta:character-count="5188"/>
  </office:meta>
</office:document-meta>
</file>